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_5f_code">
      <style:text-properties fo:language="en" fo:country="US" officeooo:paragraph-rsid="0014397e"/>
    </style:style>
    <style:style style:name="P2" style:family="paragraph" style:parent-style-name="_5f_code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_5f_code">
      <style:text-properties fo:language="zxx" fo:country="none" officeooo:paragraph-rsid="0013e1f9" style:language-asian="zxx" style:country-asian="none" style:language-complex="zxx" style:country-complex="none"/>
    </style:style>
    <style:style style:name="P4" style:family="paragraph" style:parent-style-name="_5f_code">
      <style:text-properties fo:language="zxx" fo:country="none" officeooo:paragraph-rsid="00153e37" style:language-asian="zxx" style:country-asian="none" style:language-complex="zxx" style:country-complex="none"/>
    </style:style>
    <style:style style:name="P5" style:family="paragraph" style:parent-style-name="_5f_code">
      <style:text-properties officeooo:paragraph-rsid="00153e37"/>
    </style:style>
    <style:style style:name="P6" style:family="paragraph" style:parent-style-name="_5f_code">
      <style:text-properties officeooo:paragraph-rsid="00167c85"/>
    </style:style>
    <style:style style:name="P7" style:family="paragraph" style:parent-style-name="_5f_code">
      <style:text-properties officeooo:paragraph-rsid="0017724b"/>
    </style:style>
    <style:style style:name="P8" style:family="paragraph">
      <style:text-properties fo:language="zxx" fo:country="none" style:language-asian="zxx" style:country-asian="none" style:language-complex="zxx" style:country-complex="none"/>
    </style:style>
    <style:style style:name="P9" style:family="paragraph">
      <style:text-properties fo:language="zxx" fo:country="none" officeooo:paragraph-rsid="00153e37" style:language-asian="zxx" style:country-asian="none" style:language-complex="zxx" style:country-complex="none"/>
    </style:style>
    <style:style style:name="P10" style:family="paragraph" style:parent-style-name="_5f_text">
      <style:text-properties fo:font-weight="bold" style:font-weight-asian="bold" style:font-weight-complex="bold"/>
    </style:style>
    <style:style style:name="T1" style:family="text">
      <style:text-properties officeooo:rsid="00a17634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a0af34"/>
    </style:style>
    <style:style style:name="T4" style:family="text">
      <style:text-properties fo:language="ru" fo:country="RU" officeooo:rsid="00077115"/>
    </style:style>
    <style:style style:name="T5" style:family="text">
      <style:text-properties fo:language="ru" fo:country="RU" officeooo:rsid="0014397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9e1ed"/>
    </style:style>
    <style:style style:name="T8" style:family="text">
      <style:text-properties fo:language="en" fo:country="US" officeooo:rsid="0013e1f9"/>
    </style:style>
    <style:style style:name="T9" style:family="text">
      <style:text-properties fo:language="en" fo:country="US" officeooo:rsid="0014397e"/>
    </style:style>
    <style:style style:name="T10" style:family="text">
      <style:text-properties fo:language="en" fo:country="US" officeooo:rsid="0017724b"/>
    </style:style>
    <style:style style:name="T11" style:family="text">
      <style:text-properties style:font-name="Calibri Light1" fo:font-size="11pt" fo:language="ru" fo:country="RU" fo:font-weight="250"/>
    </style:style>
    <style:style style:name="T12" style:family="text">
      <style:text-properties style:font-name="Calibri Light1" fo:font-size="11pt" fo:language="ru" fo:country="RU" fo:font-weight="250" officeooo:rsid="0009e1ed"/>
    </style:style>
    <style:style style:name="T13" style:family="text">
      <style:text-properties style:font-name="Calibri Light1" fo:font-size="11pt" fo:font-weight="250"/>
    </style:style>
    <style:style style:name="T14" style:family="text">
      <style:text-properties style:font-name="Calibri Light1" fo:font-size="11pt" fo:font-weight="250" officeooo:rsid="00077115"/>
    </style:style>
    <style:style style:name="T15" style:family="text">
      <style:text-properties style:font-name="Calibri Light1" fo:font-size="11pt" fo:font-weight="250" officeooo:rsid="0009e1ed"/>
    </style:style>
    <style:style style:name="T16" style:family="text">
      <style:text-properties officeooo:rsid="00077115"/>
    </style:style>
    <style:style style:name="T17" style:family="text">
      <style:text-properties officeooo:rsid="0009e1ed"/>
    </style:style>
    <style:style style:name="T18" style:family="text">
      <style:text-properties fo:language="zxx" fo:country="none" style:language-asian="zxx" style:country-asian="none" style:language-complex="zxx" style:country-complex="none"/>
    </style:style>
    <style:style style:name="T19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0" style:family="text">
      <style:text-properties officeooo:rsid="0014397e"/>
    </style:style>
    <style:style style:name="T21" style:family="text">
      <style:text-properties officeooo:rsid="0017724b"/>
    </style:style>
    <style:style style:name="T22" style:family="text">
      <style:text-properties style:font-name="Hack" fo:font-size="9pt" fo:language="en" fo:country="US" fo:font-weight="normal" officeooo:rsid="001772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_5f_text"><text:span text:style-name="T1">t</text:span>ouch list.txt</text:p>
      <text:p text:style-name="_5f_text">echo "&lt;VirtualHost *:80&gt;</text:p>
      <text:p text:style-name="_5f_text"><text:s text:c="4"/>ServerAdmin admin@wordpress.test</text:p>
      <text:p text:style-name="_5f_text"><text:s text:c="4"/>ServerName wordpress.test</text:p>
      <text:p text:style-name="_5f_text"><text:s text:c="4"/>ServerAlias www.wordpress.test</text:p>
      <text:p text:style-name="_5f_text"><text:s text:c="4"/>DocumentRoot /var/www/wordpress.test/public_html</text:p>
      <text:p text:style-name="_5f_text"><text:s text:c="4"/>ErrorLog ${APACHE_LOG_DIR}/error.log</text:p>
      <text:p text:style-name="_5f_text"><text:s text:c="4"/>CustomLog ${APACHE_LOG_DIR}/access.log combined</text:p>
      <text:p text:style-name="_5f_text">&lt;/VirtualHost&gt;</text:p>
      <text:p text:style-name="_5f_text">&lt;Directory /var/www/wordpress.test/public_html/&gt;</text:p>
      <text:p text:style-name="_5f_text"><text:s text:c="4"/>AllowOverride All</text:p>
      <text:p text:style-name="_5f_text">&lt;/Directory&gt;" | cat <text:s/><text:span text:style-name="T3">&gt; </text:span>list.txt;</text:p>
      <text:p text:style-name="_5f_text"/>
      <text:p text:style-name="_5f_text"/>
      <text:p text:style-name="_5f_text"/>
      <text:p text:style-name="_5f_text"/>
      <text:p text:style-name="_5f_text"/>
      <text:p text:style-name="_5f_text"/>
      <text:p text:style-name="P10">apache2.sh</text:p>
      <text:p text:style-name="_5f_text"/>
      <text:p text:style-name="_5f_code"><text:span text:style-name="T18"># Устанавливаем Apache</text:span></text:p>
      <text:p text:style-name="P2">apt-get -y install apache2</text:p>
      <text:p text:style-name="_5f_code"/>
      <text:p text:style-name="P1"><text:span text:style-name="T20"># </text:span><text:span text:style-name="T5">устанавливаем </text:span><text:span text:style-name="T20">php</text:span></text:p>
      <text:p text:style-name="P6"><text:span text:style-name="T18">apt-get -y</text:span> install php php-cli php-fpm php-json php-common php-mysql php-zip php-gd php-mbstring php-curl php-xml php-pear php-bcmath</text:p>
      <text:p text:style-name="_5f_code"/>
      <text:p text:style-name="P7"><text:span text:style-name="T9"># </text:span><text:span text:style-name="T5">устанавливаем </text:span><text:span text:style-name="T10">M</text:span><text:span text:style-name="T22">ySQL</text:span></text:p>
      <text:p text:style-name="P7">apt-get -y install mysql-server</text:p>
      <text:p text:style-name="_5f_code"/>
      <text:p text:style-name="P4"># включить при загрузке</text:p>
      <text:p text:style-name="P4">systemctl enable apache2</text:p>
      <text:p text:style-name="P5"/>
      <text:p text:style-name="P4"># Активируем модуль mod_rewrite</text:p>
      <text:p text:style-name="P2">a2enmod rewrite</text:p>
      <text:p text:style-name="_5f_code"/>
      <text:p text:style-name="P2"># Новый пользователь</text:p>
      <text:p text:style-name="P2">useradd -m -s /bin/bash -g www-data wordpress</text:p>
      <text:p text:style-name="_5f_code"/>
      <text:p text:style-name="P2"># пароль пользователя</text:p>
      <text:p text:style-name="P2">echo "wordpress:wordpress" | chpasswd</text:p>
      <text:p text:style-name="_5f_code"/>
      <text:p text:style-name="P2"># папка для размещения виртуально<text:span text:style-name="T16">го</text:span> сайта</text:p>
      <text:p text:style-name="P2">mkdir -p /var/www/wordpress.test/public_html</text:p>
      <text:p text:style-name="_5f_code"/>
      <text:p text:style-name="P2"># создание файла конфигурации виртуального сайта</text:p>
      <text:p text:style-name="P3">touch -p /etc/apache2/sites-available/wordpress.test.conf</text:p>
      <text:p text:style-name="_5f_code"/>
      <text:p text:style-name="P2"># настройка виртуального сайта</text:p>
      <text:p text:style-name="P2">echo "&lt;VirtualHost *:80&gt;</text:p>
      <text:p text:style-name="P2"><text:s text:c="4"/>ServerAdmin admin@wordpress.test</text:p>
      <text:p text:style-name="P2"><text:s text:c="4"/>ServerName wordpress.test</text:p>
      <text:p text:style-name="P2"><text:s text:c="4"/>ServerAlias www.wordpress.test</text:p>
      <text:p text:style-name="P2"><text:s text:c="4"/>DocumentRoot /var/www/wordpress.test/public_html</text:p>
      <text:p text:style-name="P2"><text:soft-page-break/><text:s text:c="4"/>ErrorLog ${APACHE_LOG_DIR}/error.log</text:p>
      <text:p text:style-name="P2"><text:s text:c="4"/>CustomLog ${APACHE_LOG_DIR}/access.log combined</text:p>
      <text:p text:style-name="P2">&lt;/VirtualHost&gt;</text:p>
      <text:p text:style-name="P2">&lt;Directory /var/www/wordpress.test/public_html/&gt;</text:p>
      <text:p text:style-name="P2"><text:s text:c="4"/>AllowOverride All</text:p>
      <text:p text:style-name="P2">&lt;/Directory&gt;" | cat <text:s/>&gt; /etc/apache2/sites-available/wordpress.test.conf</text:p>
      <text:p text:style-name="P2"/>
      <text:p text:style-name="P2"># Включаем виртуальный хост</text:p>
      <text:p text:style-name="P2">a2ensite wordpress.test</text:p>
      <text:p text:style-name="_5f_code"/>
      <text:p text:style-name="P2"># создаем файл .htaccess</text:p>
      <text:p text:style-name="P2">mkdir -p /var/www/wordpress.test/public_html/.htaccess</text:p>
      <text:p text:style-name="_5f_code"/>
      <text:p text:style-name="P2"># Устанавливаем владельца и права</text:p>
      <text:p text:style-name="_5f_code"><text:span text:style-name="T18">find /var/www/wordpress.test -exec chown wordpress:www-data {} </text:span><text:span text:style-name="Source_20_Text">\;</text:span></text:p>
      <text:p text:style-name="P2">find /var/www/wordpress.test -type d -exec chmod 775 {} <text:span text:style-name="Source_20_Text">\;</text:span></text:p>
      <text:p text:style-name="P2">find /var/www/wordpress.test -type f -exec chmod 664 {} <text:span text:style-name="Source_20_Text">\;</text:span></text:p>
      <text:p text:style-name="_5f_code"/>
      <text:p text:style-name="_5f_code"><text:span text:style-name="T18"># стартуем Apache</text:span></text:p>
      <text:p text:style-name="_5f_code"><text:span text:style-name="T18">systemctl start apache2</text:span></text:p>
      <text:p text:style-name="_5f_paragraph">Сделать исполняемым и запускать</text:p>
      <text:p text:style-name="_5f_code">sudo ./apache2.sh <text:span text:style-name="T8">2&gt; error.tx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Menlo, Monaco, 'Lucida Console', 'Liberation Mono', 'DejaVu Sans Mono', 'Bitstream Vera Sans Mono', 'Courier New', monospace, sans-serif"/>
    <style:font-face style:name="Mangal1" svg:font-family="Mangal"/>
    <style:font-face style:name="inherit" svg:font-family="inherit"/>
    <style:font-face style:name="Hack" svg:font-family="Hack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InputSansCompressed" svg:font-family="InputSansCompressed" style:font-family-generic="roman" style:font-pitch="variable"/>
    <style:font-face style:name="Liberation Serif" svg:font-family="'Liberation Serif'" style:font-family-generic="roman" style:font-pitch="variable"/>
    <style:font-face style:name="Roboto Condensed" svg:font-family="'Roboto Condensed'" style:font-family-generic="roman" style:font-pitch="variable"/>
    <style:font-face style:name="Segoe UI" svg:font-family="'Segoe UI'" style:font-family-generic="roman" style:font-pitch="variable"/>
    <style:font-face style:name="Bebas Neue Pro" svg:font-family="'Bebas Neue Pro'" style:font-adornments="Обычный" style:font-family-generic="swiss" style:font-pitch="variable"/>
    <style:font-face style:name="Bebas Neue Pro Expanded" svg:font-family="'Bebas Neue Pro Expanded'" style:font-adornments="Жирный" style:font-family-generic="swiss" style:font-pitch="variable"/>
    <style:font-face style:name="Calibri1" svg:font-family="Calibri" style:font-adornments="Курсив" style:font-family-generic="swiss" style:font-pitch="variable"/>
    <style:font-face style:name="Calibri Light" svg:font-family="'Calibri Light'" style:font-adornments="Жирный" style:font-family-generic="swiss" style:font-pitch="variable"/>
    <style:font-face style:name="Calibri Light1" svg:font-family="'Calibri Light'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499cm" fo:margin-right="0cm" fo:margin-top="0.4cm" fo:margin-bottom="0cm" style:contextual-spacing="false" fo:line-height="115%" fo:orphans="0" fo:widows="0" fo:hyphenation-ladder-count="no-limit" fo:text-indent="0cm" style:auto-text-indent="false" fo:keep-with-next="always" text:number-lines="false" text:line-number="0" style:vertical-align="baseline"/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2.032cm" fo:margin-right="0cm" fo:margin-top="0.106cm" fo:margin-bottom="0.106cm" style:contextual-spacing="false" fo:line-height="115%" fo:orphans="0" fo:widows="0" fo:hyphenation-ladder-count="no-limit" fo:text-indent="-2.03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2pt" fo:font-style="italic" fo:font-weight="bold" style:font-name-asian="Microsoft YaHei" style:font-family-asian="'Microsoft YaHei'" style:font-family-generic-asian="system" style:font-pitch-asian="variable" style:font-size-asian="12pt" style:font-style-asian="italic" style:font-weight-asian="bold" style:font-name-complex="Lucida Sans" style:font-family-complex="'Lucida Sans'" style:font-family-generic-complex="system" style:font-pitch-complex="variable" style:font-size-complex="12pt" style:language-complex="en" style:country-complex="US" style:font-style-complex="italic" style:font-weight-complex="bold" fo:hyphenate="false" fo:hyphenation-remain-char-count="2" fo:hyphenation-push-char-count="2" loext:hyphenation-no-caps="false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8" style:display-name="Heading 8" style:family="paragraph" style:parent-style-name="Standard" style:default-outline-level="8" style:list-style-name="" style:class="text">
      <style:paragraph-properties fo:margin-top="0.423cm" fo:margin-bottom="0.212cm" style:contextual-spacing="false" fo:line-height="115%" fo:orphans="0" fo:widows="0" fo:hyphenation-ladder-count="no-limit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 style:language-complex="en" style:country-complex="US" fo:hyphenate="false" fo:hyphenation-remain-char-count="2" fo:hyphenation-push-char-count="2" loext:hyphenation-no-caps="false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2.794cm" fo:margin-right="0cm" fo:margin-top="0.106cm" fo:margin-bottom="0.106cm" style:contextual-spacing="false" fo:line-height="115%" fo:orphans="0" fo:widows="0" fo:hyphenation-ladder-count="no-limit" fo:text-indent="-2.792cm" style:auto-text-indent="false" fo:keep-with-next="always" text:number-lines="false" text:line-number="0" style:vertical-align="baseline"/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language-complex="en" style:country-complex="US" style:font-weight-complex="bold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text" style:display-name="_text" style:family="paragraph" style:parent-style-name="_5f_paragraph">
      <style:paragraph-properties fo:margin-left="0cm" fo:margin-right="0cm" fo:margin-top="0cm" fo:margin-bottom="0cm" style:contextual-spacing="true" fo:text-indent="0cm" style:auto-text-indent="false"/>
      <style:text-properties fo:language="zxx" fo:country="none"/>
    </style:style>
    <style:style style:name="_5f_code" style:display-name="_code" style:family="paragraph" style:parent-style-name="_5f_text" style:master-page-name="">
      <loext:graphic-properties draw:fill="solid" draw:fill-color="#f6f8fa"/>
      <style:paragraph-properties fo:margin-left="0cm" fo:margin-right="0cm" fo:margin-top="0cm" fo:margin-bottom="0.199cm" style:contextual-spacing="true" fo:text-indent="0cm" style:auto-text-indent="false" style:page-number="auto" fo:background-color="#f6f8fa" fo:padding="0.101cm" fo:border="0.26pt solid #00a933"/>
      <style:text-properties style:font-name="Hack" fo:font-family="Hack" style:font-style-name="Обычный" style:font-family-generic="modern" style:font-pitch="fixed" fo:font-size="9pt" fo:language="zxx" fo:country="none" fo:font-weight="normal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41cm" style:contextual-spacing="true" fo:text-indent="0cm" style:auto-text-indent="false"/>
    </style:style>
    <style:style style:name="_5f_comment" style:display-name="_comment" style:family="paragraph" style:master-page-name="">
      <loext:graphic-properties draw:fill="solid" draw:fill-color="#ffffa6"/>
      <style:paragraph-properties fo:margin-left="0cm" fo:margin-right="0cm" fo:margin-top="0.199cm" fo:margin-bottom="0.199cm" style:contextual-spacing="true" fo:text-align="start" style:justify-single-word="false" fo:text-indent="0cm" style:auto-text-indent="false" style:page-number="auto" fo:background-color="#ffffa6" fo:padding-left="0cm" fo:padding-right="0.4cm" fo:padding-top="0cm" fo:padding-bottom="0cm" fo:border="none">
        <style:tab-stops/>
      </style:paragraph-properties>
      <style:text-properties fo:font-variant="normal" fo:text-transform="none" style:font-name="Calibri1" fo:font-family="Calibri" style:font-style-name="Курсив" style:font-family-generic="swiss" style:font-pitch="variable" fo:font-size="11pt" fo:language="none" fo:country="none" fo:font-style="italic" fo:font-weight="normal" fo:background-color="transparent"/>
    </style:style>
    <style:style style:name="_5f_attention" style:display-name="_attention" style:family="paragraph" style:parent-style-name="_5f_code">
      <loext:graphic-properties draw:fill="none" draw:fill-color="#ffffa6"/>
      <style:paragraph-properties fo:background-color="transparent" style:border-line-width="0.026cm 0.004cm 0.053cm" fo:padding="0.101cm" fo:border="2.35pt double #ff5429"/>
      <style:text-properties style:font-name="Calibri Light1" fo:font-family="'Calibri Light'" style:font-style-name="Обычный" style:font-family-generic="swiss" style:font-pitch="variable" fo:font-size="10pt" fo:font-weight="bold"/>
    </style:style>
    <style:style style:name="_5f_paragraph" style:display-name="_paragraph" style:family="paragraph">
      <style:paragraph-properties fo:margin-left="0cm" fo:margin-right="0cm" fo:margin-top="0cm" fo:margin-bottom="0.199cm" style:contextual-spacing="false" fo:line-height="100%" fo:text-align="justify" style:justify-single-word="false" fo:text-indent="0.499cm" style:auto-text-indent="false"/>
      <style:text-properties style:font-name="Calibri Light1" fo:font-family="'Calibri Light'" style:font-style-name="Обычный" style:font-family-generic="swiss" style:font-pitch="variable" fo:font-size="11pt" fo:font-weight="250" officeooo:rsid="00409ea1"/>
    </style:style>
    <style:style style:name="_5f_heading_5f_top" style:display-name="_heading_top" style:family="paragraph" style:master-page-name="">
      <style:paragraph-properties fo:margin-top="0.3cm" fo:margin-bottom="0.3cm" style:contextual-spacing="false" fo:text-align="center" style:justify-single-word="false" style:page-number="auto">
        <style:tab-stops/>
      </style:paragraph-properties>
      <style:text-properties fo:font-variant="normal" fo:text-transform="none" style:font-name="Bebas Neue Pro" fo:font-family="'Bebas Neue Pro'" style:font-style-name="Обычный" style:font-family-generic="swiss" style:font-pitch="variable" fo:font-size="24pt"/>
    </style:style>
    <style:style style:name="_5f_heading_5f_middle_5f_1" style:display-name="_heading_middle_1" style:family="paragraph" style:parent-style-name="_5f_heading_5f_top">
      <style:text-properties fo:font-variant="normal" fo:text-transform="none" fo:font-size="18pt"/>
    </style:style>
    <style:style style:name="_5f_heading_5f_middle_5f_2" style:display-name="_heading_middle_2" style:family="paragraph" style:parent-style-name="_5f_heading_5f_middle_5f_1">
      <style:text-properties fo:font-size="16pt"/>
    </style:style>
    <style:style style:name="_5f_heading_5f_bottom" style:display-name="_heading_bottom" style:family="paragraph" style:parent-style-name="_5f_heading_5f_middle_5f_2" style:master-page-name=""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Bebas Neue Pro Expanded" fo:font-family="'Bebas Neue Pro Expanded'" style:font-style-name="Жирный" style:font-family-generic="swiss" style:font-pitch="variable" fo:font-size="14pt" fo:font-weight="bold"/>
    </style:style>
    <style:style style:name="_5f_list" style:display-name="_list" style:family="paragraph" style:parent-style-name="_5f_paragraph">
      <style:paragraph-properties fo:margin-left="0cm" fo:margin-right="0cm" fo:margin-top="0cm" fo:margin-bottom="0.199cm" style:contextual-spacing="true" fo:text-indent="0.101cm" style:auto-text-indent="false">
        <style:tab-stops>
          <style:tab-stop style:position="1cm"/>
          <style:tab-stop style:position="2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InputSansCompressed" fo:font-family="InputSansCompressed" style:font-family-generic="roman" style:font-pitch="variable" fo:font-size="24pt" style:font-name-asian="Microsoft YaHei" style:font-family-asian="'Microsoft YaHei'" style:font-family-generic-asian="system" style:font-pitch-asian="variable" style:font-size-asian="24pt" style:font-name-complex="Lucida Sans" style:font-family-complex="'Lucida Sans'" style:font-family-generic-complex="system" style:font-pitch-complex="variable" style:font-size-complex="14pt"/>
    </style:style>
    <style:style style:name="Заголовок_20_2_20_Знак" style:display-name="Заголовок 2 Знак" style:family="text" style:parent-style-name="Default_20_Paragraph_20_Font">
      <style:text-properties style:font-name="InputSansCompressed" fo:font-family="InputSansCompressed" style:font-family-generic="roman" style:font-pitch="variable" fo:font-size="20pt" style:font-name-asian="Microsoft YaHei" style:font-family-asian="'Microsoft YaHei'" style:font-family-generic-asian="system" style:font-pitch-asian="variable" style:font-size-asian="20pt" style:font-name-complex="Lucida Sans" style:font-family-complex="'Lucida Sans'" style:font-family-generic-complex="system" style:font-pitch-complex="variable" style:font-size-complex="14pt"/>
    </style:style>
    <style:style style:name="Заголовок_20_3_20_Знак" style:display-name="Заголовок 3 Знак" style:family="text" style:parent-style-name="Default_20_Paragraph_20_Font">
      <style:text-properties style:font-name="Calibri" fo:font-family="Calibri" style:font-family-generic="roman" style:font-pitch="variable" fo:font-size="18pt" fo:font-weight="bold" style:font-name-asian="Calibri2" style:font-family-asian="Calibri" style:font-family-generic-asian="system" style:font-pitch-asian="variable" style:font-size-asian="18pt" style:font-weight-asian="bold" style:font-name-complex="Calibri2" style:font-family-complex="Calibri" style:font-family-generic-complex="system" style:font-pitch-complex="variable" style:font-size-complex="14pt"/>
    </style:style>
    <style:style style:name="Заголовок_20_4_20_Знак" style:display-name="Заголовок 4 Знак" style:family="text" style:parent-style-name="Default_20_Paragraph_20_Font">
      <style:text-properties style:font-name="InputSansCompressed" fo:font-family="InputSansCompressed" style:font-family-generic="roman" style:font-pitch="variable" fo:font-size="16pt" style:font-name-asian="Microsoft YaHei" style:font-family-asian="'Microsoft YaHei'" style:font-family-generic-asian="system" style:font-pitch-asian="variable" style:font-size-asian="16pt" style:font-name-complex="Lucida Sans" style:font-family-complex="'Lucida Sans'" style:font-family-generic-complex="system" style:font-pitch-complex="variable" style:font-size-complex="14pt"/>
    </style:style>
    <style:style style:name="Заголовок_20_5_20_Знак" style:display-name="Заголовок 5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6_20_Знак" style:display-name="Заголовок 6 Знак" style:family="text" style:parent-style-name="Default_20_Paragraph_20_Font">
      <style:text-properties style:font-name="InputSansCompressed" fo:font-family="InputSansCompressed" style:font-family-generic="roman" style:font-pitch="variable" fo:font-style="italic" fo:font-weight="bold" style:font-name-asian="Microsoft YaHei" style:font-family-asian="'Microsoft YaHei'" style:font-family-generic-asian="system" style:font-pitch-asian="variable" style:font-style-asian="italic" style:font-weight-asian="bold" style:font-name-complex="Lucida Sans" style:font-family-complex="'Lucida Sans'" style:font-family-generic-complex="system" style:font-pitch-complex="variable" style:font-style-complex="italic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8_20_Знак" style:display-name="Заголовок 8 Знак" style:family="text" style:parent-style-name="Default_20_Paragraph_20_Font">
      <style:text-properties style:font-name="InputSansCompressed" fo:font-family="InputSansCompressed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Заголовок_20_9_20_Знак" style:display-name="Заголовок 9 Знак" style:family="text" style:parent-style-name="Default_20_Paragraph_20_Font">
      <style:text-properties style:font-name="InputSansCompressed" fo:font-family="InputSansCompressed" style:font-family-generic="roman" style:font-pitch="variable" fo:font-size="10.5pt" fo:font-weight="bold" style:font-name-asian="Microsoft YaHei" style:font-family-asian="'Microsoft YaHei'" style:font-family-generic-asian="system" style:font-pitch-asian="variable" style:font-size-asian="10.5pt" style:font-weight-asian="bold" style:font-name-complex="Lucida Sans" style:font-family-complex="'Lucida Sans'" style:font-family-generic-complex="system" style:font-pitch-complex="variable" style:font-size-complex="10.5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bold" style:display-name="_bold" style:family="text">
      <style:text-properties style:font-name="Calibri Light" fo:font-family="'Calibri Light'" style:font-style-name="Жирный" style:font-family-generic="swiss" style:font-pitch="variable" fo:font-size="11pt" fo:language="zxx" fo:country="none" fo:font-weight="bol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style:font-name="Roboto Condensed" fo:font-family="'Roboto Condensed'" style:font-family-generic="roman" style:font-pitch="variable" fo:font-size="10pt" style:font-name-asian="Calibri2" style:font-family-asian="Calibri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 style:language-complex="ar" style:country-complex="SA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style:font-name="Roboto Condensed" fo:font-family="'Roboto Condensed'" style:font-family-generic="roman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ahoma" style:font-family-complex="Tahoma" style:font-family-generic-complex="system" style:font-pitch-complex="variable" style:font-size-complex="10pt" style:language-complex="ar" style:country-complex="SA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name-asian="Calibri2" style:font-family-asian="Calibri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 style:language-complex="ar" style:country-complex="SA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rop_20_Caps" style:display-name="Drop Cap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1-19T17:03:32.322000000</dc:date>
    <meta:editing-duration>PT1H53M43S</meta:editing-duration>
    <meta:editing-cycles>20</meta:editing-cycles>
    <meta:document-statistic meta:table-count="0" meta:image-count="0" meta:object-count="0" meta:page-count="2" meta:paragraph-count="55" meta:word-count="197" meta:character-count="1956" meta:non-whitespace-character-count="1756"/>
  </office:meta>
</office:document-meta>
</file>